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27cm" svg:x="5.435cm" svg:y="6.715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81cm" svg:height="1.27cm" svg:x="7.975cm" svg:y="7.985cm">
          <text:p text:style-name="P1">initSettin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22cm" svg:y1="7.985cm" svg:x2="7.975cm" svg:y2="8.62cm" draw:start-shape="id1" draw:start-glue-point="2" draw:end-shape="id2" draw:end-glue-point="3" svg:d="m7022 7985v635h953">
          <text:p/>
        </draw:connector>
        <draw:custom-shape draw:style-name="gr2" draw:text-style-name="P1" draw:id="id3" draw:layer="layout" svg:width="3.81cm" svg:height="1.27cm" svg:x="7.975cm" svg:y="9.255cm">
          <text:p text:style-name="P1">probe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2.54cm" svg:height="1.27cm" svg:x="7.975cm" svg:y="10.525cm">
          <text:p text:style-name="P1">postProcess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22cm" svg:y1="7.985cm" svg:x2="7.975cm" svg:y2="9.89cm" draw:start-shape="id1" draw:start-glue-point="2" draw:end-shape="id3" draw:end-glue-point="3" svg:d="m7022 7985v1905h953">
          <text:p/>
        </draw:connector>
        <draw:connector draw:style-name="gr3" draw:text-style-name="P1" draw:layer="layout" svg:x1="7.022cm" svg:y1="7.985cm" svg:x2="7.975cm" svg:y2="11.16cm" draw:start-shape="id1" draw:start-glue-point="2" draw:end-shape="id4" draw:end-glue-point="3" svg:d="m7022 7985v3175h953">
          <text:p/>
        </draw:connector>
        <draw:custom-shape draw:style-name="gr2" draw:text-style-name="P1" draw:id="id5" draw:layer="layout" svg:width="5.08cm" svg:height="1.27cm" svg:x="10.485cm" svg:y="11.93cm">
          <text:p text:style-name="P1">acquisi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245cm" svg:y1="11.795cm" svg:x2="10.485cm" svg:y2="12.565cm" draw:start-shape="id4" draw:start-glue-point="2" draw:end-shape="id5" draw:end-glue-point="3" svg:d="m9245 11795v770h1240">
          <text:p/>
        </draw:connector>
        <draw:custom-shape draw:style-name="gr2" draw:text-style-name="P1" draw:id="id6" draw:layer="layout" svg:width="5.08cm" svg:height="1.27cm" svg:x="10.485cm" svg:y="13.2cm">
          <text:p text:style-name="P1">plotAcquisi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5.08cm" svg:height="1.27cm" svg:x="10.485cm" svg:y="15.74cm">
          <text:p text:style-name="P1">showChannelStatus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5.08cm" svg:height="1.27cm" svg:x="10.485cm" svg:y="14.47cm">
          <text:p text:style-name="P1">preRu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245cm" svg:y1="11.795cm" svg:x2="10.485cm" svg:y2="13.835cm" draw:start-shape="id4" draw:start-glue-point="2" draw:end-shape="id6" draw:end-glue-point="3" svg:d="m9245 11795v2040h1240">
          <text:p/>
        </draw:connector>
        <draw:connector draw:style-name="gr3" draw:text-style-name="P1" draw:layer="layout" svg:x1="9.245cm" svg:y1="11.795cm" svg:x2="10.485cm" svg:y2="15.105cm" draw:start-shape="id4" draw:start-glue-point="2" draw:end-shape="id7" draw:end-glue-point="3" svg:d="m9245 11795v3310h1240">
          <text:p/>
        </draw:connector>
        <draw:connector draw:style-name="gr3" draw:text-style-name="P1" draw:layer="layout" svg:x1="9.245cm" svg:y1="11.795cm" svg:x2="10.485cm" svg:y2="16.375cm" draw:start-shape="id4" draw:start-glue-point="2" draw:end-shape="id8" draw:end-glue-point="3" svg:d="m9245 11795v4580h1240">
          <text:p/>
        </draw:connector>
        <draw:custom-shape draw:style-name="gr2" draw:text-style-name="P1" draw:id="id9" draw:layer="layout" svg:width="5.08cm" svg:height="1.27cm" svg:x="10.485cm" svg:y="17.01cm">
          <text:p text:style-name="P1">tracking</text:p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5.08cm" svg:height="1.27cm" svg:x="10.485cm" svg:y="18.28cm">
          <text:p text:style-name="P1">postNavig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5.08cm" svg:height="1.27cm" svg:x="10.485cm" svg:y="19.55cm">
          <text:p text:style-name="P1">plotTracking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5.08cm" svg:height="1.27cm" svg:x="10.485cm" svg:y="20.82cm">
          <text:p text:style-name="P1">plotNavig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245cm" svg:y1="11.795cm" svg:x2="10.485cm" svg:y2="17.645cm" draw:start-shape="id4" draw:start-glue-point="2" draw:end-shape="id9" draw:end-glue-point="3" svg:d="m9245 11795v5850h1240">
          <text:p/>
        </draw:connector>
        <draw:connector draw:style-name="gr3" draw:text-style-name="P1" draw:layer="layout" svg:x1="9.245cm" svg:y1="11.795cm" svg:x2="10.485cm" svg:y2="18.915cm" draw:start-shape="id4" draw:start-glue-point="2" draw:end-shape="id10" draw:end-glue-point="3" svg:d="m9245 11795v7120h1240">
          <text:p/>
        </draw:connector>
        <draw:connector draw:style-name="gr3" draw:text-style-name="P1" draw:layer="layout" svg:x1="9.245cm" svg:y1="11.795cm" svg:x2="10.485cm" svg:y2="20.185cm" draw:start-shape="id4" draw:start-glue-point="2" draw:end-shape="id11" draw:end-glue-point="3" svg:d="m9245 11795v8390h1240">
          <text:p/>
        </draw:connector>
        <draw:connector draw:style-name="gr3" draw:text-style-name="P1" draw:layer="layout" svg:x1="9.245cm" svg:y1="11.795cm" svg:x2="10.485cm" svg:y2="21.455cm" draw:start-shape="id4" draw:start-glue-point="2" draw:end-shape="id12" draw:end-glue-point="3" svg:d="m9245 11795v9660h1240">
          <text:p/>
        </draw:connector>
        <draw:frame draw:style-name="gr4" draw:text-style-name="P2" draw:layer="layout" svg:width="3.106cm" svg:height="0.962cm" svg:x="8.947cm" svg:y="5.51cm">
          <draw:text-box>
            <text:p><text:span text:style-name="T1">Akos_v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zimout </meta:initial-creator>
    <meta:creation-date>2010-10-28T18:03:25</meta:creation-date>
    <dc:date>2010-11-10T17:07:05</dc:date>
    <dc:creator>azimout </dc:creator>
    <meta:editing-duration>PT00H16M23S</meta:editing-duration>
    <meta:editing-cycles>2</meta:editing-cycles>
    <meta:generator>OpenOffice.org/3.2$Unix OpenOffice.org_project/320m19$Build-9505</meta:generator>
    <meta:document-statistic meta:object-count="24"/>
  </office:meta>
</office:document-meta>
</file>